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8d192" officeooo:paragraph-rsid="0028d192"/>
    </style:style>
    <style:style style:name="P2" style:family="paragraph" style:parent-style-name="Standard">
      <style:text-properties officeooo:rsid="0019d9d7" officeooo:paragraph-rsid="0019d9d7"/>
    </style:style>
    <style:style style:name="P3" style:family="paragraph" style:parent-style-name="Standard">
      <style:text-properties officeooo:rsid="0019d9d7" officeooo:paragraph-rsid="001a0563"/>
    </style:style>
    <style:style style:name="P4" style:family="paragraph" style:parent-style-name="Standard">
      <style:text-properties officeooo:rsid="001a0563" officeooo:paragraph-rsid="001a0563"/>
    </style:style>
    <style:style style:name="P5" style:family="paragraph" style:parent-style-name="Standard">
      <style:paragraph-properties fo:text-align="center" style:justify-single-word="false"/>
      <style:text-properties officeooo:rsid="001a0563" officeooo:paragraph-rsid="001a0563"/>
    </style:style>
    <style:style style:name="P6" style:family="paragraph" style:parent-style-name="Standard">
      <style:text-properties fo:font-weight="bold" officeooo:rsid="001a0563" officeooo:paragraph-rsid="001a0563" style:font-weight-asian="bold" style:font-weight-complex="bold"/>
    </style:style>
    <style:style style:name="P7" style:family="paragraph" style:parent-style-name="Standard">
      <style:text-properties fo:font-weight="bold" officeooo:rsid="001a9afa" officeooo:paragraph-rsid="001a9afa" style:font-weight-asian="bold" style:font-weight-complex="bold"/>
    </style:style>
    <style:style style:name="P8" style:family="paragraph" style:parent-style-name="Standard">
      <style:text-properties officeooo:rsid="001a9afa" officeooo:paragraph-rsid="001a9afa"/>
    </style:style>
    <style:style style:name="P9" style:family="paragraph" style:parent-style-name="Standard">
      <style:text-properties officeooo:rsid="001b04b5" officeooo:paragraph-rsid="001b04b5"/>
    </style:style>
    <style:style style:name="P10" style:family="paragraph" style:parent-style-name="Standard">
      <style:text-properties officeooo:rsid="001cd9a2" officeooo:paragraph-rsid="001cd9a2"/>
    </style:style>
    <style:style style:name="P11" style:family="paragraph" style:parent-style-name="Standard">
      <style:text-properties officeooo:rsid="0020b45f" officeooo:paragraph-rsid="0020b45f"/>
    </style:style>
    <style:style style:name="P12" style:family="paragraph" style:parent-style-name="Standard">
      <style:paragraph-properties fo:text-align="center" style:justify-single-word="false"/>
      <style:text-properties officeooo:rsid="00237f59" officeooo:paragraph-rsid="00237f59"/>
    </style:style>
    <style:style style:name="P13" style:family="paragraph" style:parent-style-name="Standard">
      <style:paragraph-properties fo:text-align="center" style:justify-single-word="false"/>
      <style:text-properties fo:font-weight="bold" officeooo:rsid="0019d9d7" officeooo:paragraph-rsid="0019d9d7" style:font-weight-asian="bold" style:font-weight-complex="bold"/>
    </style:style>
    <style:style style:name="P14" style:family="paragraph" style:parent-style-name="Standard">
      <style:paragraph-properties fo:text-align="center" style:justify-single-word="false"/>
      <style:text-properties fo:font-weight="bold" officeooo:rsid="002b4956" officeooo:paragraph-rsid="002b4956" style:font-weight-asian="bold" style:font-weight-complex="bold"/>
    </style:style>
    <style:style style:name="T1" style:family="text">
      <style:text-properties fo:font-weight="bold" style:font-weight-asian="bold" style:font-weight-complex="bold"/>
    </style:style>
    <style:style style:name="T2" style:family="text">
      <style:text-properties officeooo:rsid="001cd9a2"/>
    </style:style>
    <style:style style:name="T3" style:family="text">
      <style:text-properties officeooo:rsid="001d936a"/>
    </style:style>
    <style:style style:name="T4" style:family="text">
      <style:text-properties officeooo:rsid="0021dd05"/>
    </style:style>
    <style:style style:name="T5" style:family="text">
      <style:text-properties officeooo:rsid="00237f59"/>
    </style:style>
    <style:style style:name="T6" style:family="text">
      <style:text-properties officeooo:rsid="0025d950"/>
    </style:style>
    <style:style style:name="T7" style:family="text">
      <style:text-properties officeooo:rsid="00271973"/>
    </style:style>
    <style:style style:name="T8" style:family="text">
      <style:text-properties officeooo:rsid="0028d192"/>
    </style:style>
    <style:style style:name="T9" style:family="text">
      <style:text-properties officeooo:rsid="002b4956"/>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search Report for <text:span text:style-name="T5">Virtual Memory: </text:span>VM Size 1G, Workload A</text:p>
      <text:p text:style-name="P14">(Revised)</text:p>
      <text:p text:style-name="P5"><text:span text:style-name="T5">by </text:span>Christopher Feener</text:p>
      <text:p text:style-name="P12">Advisor: Dr. Zhang</text:p>
      <text:p text:style-name="P12">WSU Vancouver</text:p>
      <text:p text:style-name="P5"><text:span text:style-name="T8">26 </text:span>May 2017</text:p>
      <text:p text:style-name="P2"/>
      <text:p text:style-name="P2"><text:span text:style-name="T1">Summary</text:span>:</text:p>
      <text:p text:style-name="P2"/>
      <text:p text:style-name="P2">This is the first in a series of experiments done on latency for virtual memory.</text:p>
      <text:p text:style-name="P2"/>
      <text:p text:style-name="P4"><text:span text:style-name="T1">Method</text:span>:</text:p>
      <text:p text:style-name="P3"/>
      <text:p text:style-name="P3"><text:span text:style-name="T2">A total of four data points were recorded, with 100k being replaced by 200k for better results. </text:span>Each data point was done in three trails. The data points were spread logarithmically on the X-axis to quickly look over a large range for any changes in latency. </text:p>
      <text:p text:style-name="P3"/>
      <text:p text:style-name="P7">Results:</text:p>
      <text:p text:style-name="P8"/>
      <text:p text:style-name="P10">For all three graphs, 200k records yielded much higher latencies than lesser records and more records. The “Read” and “Update” sections are almost identical, other <text:span text:style-name="T3">than “Update” having higher latency for its 99- and 95-percentiles.</text:span></text:p>
      <text:p text:style-name="P8"/>
      <text:p text:style-name="P8">The following graph <text:span text:style-name="T2">shows latency during the “Cleanup” section of the experiment’s output. Overall, it shows latency increasing as the number of records increases. However, the variance was so large for such small values that any conclusions are questionable.</text:span></text:p>
      <text:p text:style-name="P8"/>
      <text:p text:style-name="P11"><draw:frame draw:style-name="fr1" draw:name="Object1" text:anchor-type="paragraph" svg:width="6.2984in" svg:height="3.9866in" draw:z-index="0"><draw:object xlink:href="./Object 1" xlink:type="simple" xlink:show="embed" xlink:actuate="onLoad"/><draw:image xlink:href="./ObjectReplacements/Object 1" xlink:type="simple" xlink:show="embed" xlink:actuate="onLoad"/><svg:desc>chart</svg:desc></draw:frame><draw:frame draw:style-name="fr2" draw:name="Object4" text:anchor-type="paragraph" svg:x="0.7957in" svg:y="3.7846in" svg:width="5.3335in" svg:height="0.8945in" draw:z-index="3"><draw:object xlink:href="./Object 4" xlink:type="simple" xlink:show="embed" xlink:actuate="onLoad"/><draw:image xlink:href="./ObjectReplacements/Object 4" xlink:type="simple" xlink:show="embed" xlink:actuate="onLoad"/></draw:frame><text:soft-page-break/></text:p>
      <text:p text:style-name="P11"/>
      <text:p text:style-name="P11"/>
      <text:p text:style-name="P11"/>
      <text:p text:style-name="P11"/>
      <text:p text:style-name="P11"><text:span text:style-name="T6">When one notes closely, the following two graphs are subtly different. However, their characteristics are </text:span>similar enough to <text:span text:style-name="T6">warrant</text:span> the same explanation. <text:span text:style-name="T6">If the 200k were considered an outlier, the graph would resemble a logarithmic curve, which is interesting given that the graph’s scale is logarithmic already.</text:span></text:p>
      <text:p text:style-name="P9"><draw:frame draw:style-name="fr2" draw:name="Object2" text:anchor-type="paragraph" svg:x="0.3134in" svg:y="0in" svg:width="6.2984in" svg:height="3.548in" draw:z-index="1"><draw:object xlink:href="./Object 2" xlink:type="simple" xlink:show="embed" xlink:actuate="onLoad"/><draw:image xlink:href="./ObjectReplacements/Object 2" xlink:type="simple" xlink:show="embed" xlink:actuate="onLoad"/><svg:desc>chart</svg:desc></draw:frame><draw:frame draw:style-name="fr2" draw:name="Object5" text:anchor-type="paragraph" svg:x="1.2402in" svg:y="3.3457in" svg:width="4.4453in" svg:height="0.8898in" draw:z-index="4"><draw:object xlink:href="./Object 5" xlink:type="simple" xlink:show="embed" xlink:actuate="onLoad"/><draw:image xlink:href="./ObjectReplacements/Object 5" xlink:type="simple" xlink:show="embed" xlink:actuate="onLoad"/></draw:frame><text:soft-page-break/></text:p>
      <text:p text:style-name="P9"/>
      <text:p text:style-name="P8"><draw:frame draw:style-name="fr2" draw:name="Object3" text:anchor-type="paragraph" svg:x="0.3134in" svg:y="0.3937in" svg:width="6.2984in" svg:height="3.548in" draw:z-index="2"><draw:object xlink:href="./Object 3" xlink:type="simple" xlink:show="embed" xlink:actuate="onLoad"/><draw:image xlink:href="./ObjectReplacements/Object 3" xlink:type="simple" xlink:show="embed" xlink:actuate="onLoad"/><svg:desc>chart</svg:desc></draw:frame></text:p>
      <text:p text:style-name="P8"/>
      <text:p text:style-name="P3"><draw:frame draw:style-name="fr2" draw:name="Object6" text:anchor-type="paragraph" svg:x="1.2402in" svg:y="3.339in" svg:width="4.4453in" svg:height="0.889in" draw:z-index="5"><draw:object xlink:href="./Object 6" xlink:type="simple" xlink:show="embed" xlink:actuate="onLoad"/><draw:image xlink:href="./ObjectReplacements/Object 6" xlink:type="simple" xlink:show="embed" xlink:actuate="onLoad"/></draw:frame></text:p>
      <text:p text:style-name="P3"/>
      <text:p text:style-name="P3"><text:soft-page-break/></text:p>
      <text:p text:style-name="P3"/>
      <text:p text:style-name="P6">Conclusion:</text:p>
      <text:p text:style-name="P3"/>
      <text:p text:style-name="P3">No clear pattern has been found <text:span text:style-name="T4">yet</text:span>, unless one of the data points (200k or 1G) is an outlier, <text:span text:style-name="T7">in which case the results are “doubly” logarithm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8d192" officeooo:paragraph-rsid="0028d192"/>
    </style:style>
    <style:style style:name="MT1" style:family="text">
      <style:text-properties officeooo:rsid="002b4956"/>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header-footer-properties fo:min-height="0.2402in" fo:margin-left="0in" fo:margin-right="0in" fo:margin-bottom="0.2in" fo:background-color="transparent" style:dynamic-spacing="false">
          <style:background-image/>
        </style:header-footer-properties>
      </style:header-style>
      <style:footer-style>
        <style:header-footer-properties fo:min-height="0.4in" fo:margin-left="0in" fo:margin-right="0in" fo:margin-top="0.2in" fo:background-color="transparent" style:dynamic-spacing="false">
          <style:background-image/>
        </style:header-footer-properties>
      </style:footer-style>
    </style:page-layout>
  </office:automatic-styles>
  <office:master-styles>
    <style:master-page style:name="Standard" style:page-layout-name="Mpm1">
      <style:header>
        <text:p text:style-name="MP1">Christopher Feener’s Report</text:p>
        <text:p text:style-name="MP1">2<text:span text:style-name="MT1">6</text:span> May 2017</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4:23:12.355443446</meta:creation-date>
    <dc:date>2017-05-26T11:03:17.873238227</dc:date>
    <meta:editing-duration>PT41M24S</meta:editing-duration>
    <meta:editing-cycles>18</meta:editing-cycles>
    <meta:generator>LibreOffice/4.2.8.2$Linux_X86_64 LibreOffice_project/420m0$Build-2</meta:generator>
    <meta:document-statistic meta:table-count="0" meta:image-count="0" meta:object-count="6" meta:page-count="4" meta:paragraph-count="18" meta:word-count="241" meta:character-count="1490" meta:non-whitespace-character-count="12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10.126cm" xlink:href="." xlink:type="simple" chart:class="chart:line" chart:style-name="ch1">
        <chart:title svg:x="6.352cm" svg:y="0.304cm" chart:style-name="ch2">
          <text:p>1G, Workload A, Cleanup Stage</text:p>
        </chart:title>
        <chart:legend chart:legend-position="end" svg:x="13.04cm" svg:y="4.266cm" style:legend-expansion="high" chart:style-name="ch3"/>
        <chart:plot-area chart:style-name="ch4" chart:data-source-has-labels="both" svg:x="1.33cm" svg:y="1.345cm" svg:width="11.391cm" svg:height="7.598cm">
          <chartooo:coordinate-region svg:x="2.057cm" svg:y="1.544cm" svg:width="9.921cm" svg:height="6.752cm"/>
          <chart:axis chart:dimension="x" chart:name="primary-x" chart:style-name="ch5" chartooo:axis-type="auto">
            <chartooo:date-scale/>
            <chart:title svg:x="6.055cm" svg:y="9.145cm" chart:style-name="ch6">
              <text:p># of Records</text:p>
            </chart:title>
            <chart:categories table:cell-range-address="local-table.$A$2:.$A$5"/>
            <chart:grid chart:style-name="ch7" chart:class="major"/>
          </chart:axis>
          <chart:axis chart:dimension="y" chart:name="primary-y" chart:style-name="ch5">
            <chart:title svg:x="0.451cm" svg:y="5.863cm" chart:style-name="ch8">
              <text:p>Time (us)</text:p>
            </chart:title>
            <chart:grid chart:style-name="ch7"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series chart:style-name="ch11" chart:values-cell-range-address="local-table.$D$2:.$D$5" chart:label-cell-address="local-table.$D$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verage</text:p>
              </table:table-cell>
              <table:table-cell office:value-type="string">
                <text:p>95 percent</text:p>
              </table:table-cell>
              <table:table-cell office:value-type="string">
                <text:p>99 percent</text:p>
              </table:table-cell>
            </table:table-row>
          </table:table-header-rows>
          <table:table-rows>
            <table:table-row>
              <table:table-cell office:value-type="float" office:value="10000">
                <text:p>10000</text:p>
              </table:table-cell>
              <table:table-cell office:value-type="float" office:value="0.416666666666667">
                <text:p>0.416666666666667</text:p>
              </table:table-cell>
              <table:table-cell office:value-type="float" office:value="1">
                <text:p>1</text:p>
              </table:table-cell>
              <table:table-cell office:value-type="float" office:value="1">
                <text:p>1</text:p>
              </table:table-cell>
            </table:table-row>
            <table:table-row>
              <table:table-cell office:value-type="float" office:value="200000">
                <text:p>200000</text:p>
              </table:table-cell>
              <table:table-cell office:value-type="float" office:value="0.583333333333333">
                <text:p>0.583333333333333</text:p>
              </table:table-cell>
              <table:table-cell office:value-type="float" office:value="1">
                <text:p>1</text:p>
              </table:table-cell>
              <table:table-cell office:value-type="float" office:value="1">
                <text:p>1</text:p>
              </table:table-cell>
            </table:table-row>
            <table:table-row>
              <table:table-cell office:value-type="float" office:value="1000000">
                <text:p>1000000</text:p>
              </table:table-cell>
              <table:table-cell office:value-type="float" office:value="0.5">
                <text:p>0.5</text:p>
              </table:table-cell>
              <table:table-cell office:value-type="float" office:value="1.66666666666667">
                <text:p>1.66666666666667</text:p>
              </table:table-cell>
              <table:table-cell office:value-type="float" office:value="1.66666666666667">
                <text:p>1.66666666666667</text:p>
              </table:table-cell>
            </table:table-row>
            <table:table-row>
              <table:table-cell office:value-type="float" office:value="10000000">
                <text:p>10000000</text:p>
              </table:table-cell>
              <table:table-cell office:value-type="float" office:value="0.75">
                <text:p>0.75</text:p>
              </table:table-cell>
              <table:table-cell office:value-type="float" office:value="1.66666666666667">
                <text:p>1.66666666666667</text:p>
              </table:table-cell>
              <table:table-cell office:value-type="float" office:value="1.66666666666667">
                <text:p>1.6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11cm" xlink:href="." xlink:type="simple" chart:class="chart:line" chart:style-name="ch1">
        <chart:title svg:x="5.111cm" svg:y="0.316cm" chart:style-name="ch2">
          <text:p>1G, Workload A, Read stage</text:p>
        </chart:title>
        <chart:legend chart:legend-position="end" svg:x="13.04cm" svg:y="3.708cm" style:legend-expansion="high" chart:style-name="ch3"/>
        <chart:plot-area chart:style-name="ch4" chart:data-source-has-labels="both" svg:x="1.33cm" svg:y="1.301cm" svg:width="11.391cm" svg:height="6.549cm">
          <chartooo:coordinate-region svg:x="2.507cm" svg:y="1.5cm" svg:width="9.471cm" svg:height="5.703cm"/>
          <chart:axis chart:dimension="x" chart:name="primary-x" chart:style-name="ch5" chartooo:axis-type="auto">
            <chartooo:date-scale/>
            <chart:title svg:x="6.055cm" svg:y="8.03cm" chart:style-name="ch6">
              <text:p># of Records</text:p>
            </chart:title>
            <chart:categories table:cell-range-address="local-table.$A$2:.$A$5"/>
          </chart:axis>
          <chart:axis chart:dimension="y" chart:name="primary-y" chart:style-name="ch5">
            <chart:title svg:x="0.451cm" svg:y="5.294cm" chart:style-name="ch7">
              <text:p>Time (us)</text:p>
            </chart:title>
            <chart:grid chart:style-name="ch8"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series chart:style-name="ch11" chart:values-cell-range-address="local-table.$D$2:.$D$5" chart:label-cell-address="local-table.$D$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verage</text:p>
              </table:table-cell>
              <table:table-cell office:value-type="string">
                <text:p>95 percent</text:p>
              </table:table-cell>
              <table:table-cell office:value-type="string">
                <text:p>99 percent</text:p>
              </table:table-cell>
            </table:table-row>
          </table:table-header-rows>
          <table:table-rows>
            <table:table-row>
              <table:table-cell office:value-type="float" office:value="10000">
                <text:p>10000</text:p>
              </table:table-cell>
              <table:table-cell office:value-type="float" office:value="704.610062802438">
                <text:p>704.610062802438</text:p>
              </table:table-cell>
              <table:table-cell office:value-type="float" office:value="1738">
                <text:p>1738</text:p>
              </table:table-cell>
              <table:table-cell office:value-type="float" office:value="11391">
                <text:p>11391</text:p>
              </table:table-cell>
            </table:table-row>
            <table:table-row>
              <table:table-cell office:value-type="float" office:value="200000">
                <text:p>200000</text:p>
              </table:table-cell>
              <table:table-cell office:value-type="float" office:value="2972.62165347151">
                <text:p>2972.62165347151</text:p>
              </table:table-cell>
              <table:table-cell office:value-type="float" office:value="13471">
                <text:p>13471</text:p>
              </table:table-cell>
              <table:table-cell office:value-type="float" office:value="46431">
                <text:p>46431</text:p>
              </table:table-cell>
            </table:table-row>
            <table:table-row>
              <table:table-cell office:value-type="float" office:value="1000000">
                <text:p>1000000</text:p>
              </table:table-cell>
              <table:table-cell office:value-type="float" office:value="1831.90694677521">
                <text:p>1831.90694677521</text:p>
              </table:table-cell>
              <table:table-cell office:value-type="float" office:value="5516.33333333333">
                <text:p>5516.33333333333</text:p>
              </table:table-cell>
              <table:table-cell office:value-type="float" office:value="35785.6666666667">
                <text:p>35785.6666666667</text:p>
              </table:table-cell>
            </table:table-row>
            <table:table-row>
              <table:table-cell office:value-type="float" office:value="10000000">
                <text:p>10000000</text:p>
              </table:table-cell>
              <table:table-cell office:value-type="float" office:value="1976.17300696746">
                <text:p>1976.17300696746</text:p>
              </table:table-cell>
              <table:table-cell office:value-type="float" office:value="5977.66666666667">
                <text:p>5977.66666666667</text:p>
              </table:table-cell>
              <table:table-cell office:value-type="float" office:value="37599">
                <text:p>375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9.011cm" xlink:href="." xlink:type="simple" chart:class="chart:line" chart:style-name="ch1">
        <chart:title svg:x="4.926cm" svg:y="0.316cm" chart:style-name="ch2">
          <text:p>1G, Workload A, Update stage</text:p>
        </chart:title>
        <chart:legend chart:legend-position="end" svg:x="13.04cm" svg:y="3.708cm" style:legend-expansion="high" chart:style-name="ch3"/>
        <chart:plot-area chart:style-name="ch4" chart:data-source-has-labels="both" svg:x="1.33cm" svg:y="1.301cm" svg:width="11.391cm" svg:height="6.549cm">
          <chartooo:coordinate-region svg:x="2.507cm" svg:y="1.5cm" svg:width="9.471cm" svg:height="5.703cm"/>
          <chart:axis chart:dimension="x" chart:name="primary-x" chart:style-name="ch5" chartooo:axis-type="auto">
            <chartooo:date-scale/>
            <chart:title svg:x="6.055cm" svg:y="8.03cm" chart:style-name="ch6">
              <text:p># of Records</text:p>
            </chart:title>
            <chart:categories table:cell-range-address="local-table.$A$2:.$A$5"/>
          </chart:axis>
          <chart:axis chart:dimension="y" chart:name="primary-y" chart:style-name="ch5">
            <chart:title svg:x="0.451cm" svg:y="5.294cm" chart:style-name="ch7">
              <text:p>Time (us)</text:p>
            </chart:title>
            <chart:grid chart:style-name="ch8" chart:class="major"/>
          </chart:axis>
          <chart:series chart:style-name="ch9" chart:values-cell-range-address="local-table.$B$2:.$B$5" chart:label-cell-address="local-table.$B$1" chart:class="chart:line">
            <chart:data-point chart:repeated="4"/>
          </chart:series>
          <chart:series chart:style-name="ch10" chart:values-cell-range-address="local-table.$C$2:.$C$5" chart:label-cell-address="local-table.$C$1" chart:class="chart:line">
            <chart:data-point chart:repeated="4"/>
          </chart:series>
          <chart:series chart:style-name="ch11" chart:values-cell-range-address="local-table.$D$2:.$D$5" chart:label-cell-address="local-table.$D$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verage</text:p>
              </table:table-cell>
              <table:table-cell office:value-type="string">
                <text:p>95 percent</text:p>
              </table:table-cell>
              <table:table-cell office:value-type="string">
                <text:p>99 percent</text:p>
              </table:table-cell>
            </table:table-row>
          </table:table-header-rows>
          <table:table-rows>
            <table:table-row>
              <table:table-cell office:value-type="float" office:value="10000">
                <text:p>10000</text:p>
              </table:table-cell>
              <table:table-cell office:value-type="float" office:value="1105.56726701545">
                <text:p>1105.56726701545</text:p>
              </table:table-cell>
              <table:table-cell office:value-type="float" office:value="4026.33333333333">
                <text:p>4026.33333333333</text:p>
              </table:table-cell>
              <table:table-cell office:value-type="float" office:value="13764.3333333333">
                <text:p>13764.3333333333</text:p>
              </table:table-cell>
            </table:table-row>
            <table:table-row>
              <table:table-cell office:value-type="float" office:value="200000">
                <text:p>200000</text:p>
              </table:table-cell>
              <table:table-cell office:value-type="float" office:value="3512.12144859974">
                <text:p>3512.12144859974</text:p>
              </table:table-cell>
              <table:table-cell office:value-type="float" office:value="14636.3333333333">
                <text:p>14636.3333333333</text:p>
              </table:table-cell>
              <table:table-cell office:value-type="float" office:value="47327">
                <text:p>47327</text:p>
              </table:table-cell>
            </table:table-row>
            <table:table-row>
              <table:table-cell office:value-type="float" office:value="1000000">
                <text:p>1000000</text:p>
              </table:table-cell>
              <table:table-cell office:value-type="float" office:value="2349.68885786739">
                <text:p>2349.68885786739</text:p>
              </table:table-cell>
              <table:table-cell office:value-type="float" office:value="7009.66666666667">
                <text:p>7009.66666666667</text:p>
              </table:table-cell>
              <table:table-cell office:value-type="float" office:value="37044.3333333333">
                <text:p>37044.3333333333</text:p>
              </table:table-cell>
            </table:table-row>
            <table:table-row>
              <table:table-cell office:value-type="float" office:value="10000000">
                <text:p>10000000</text:p>
              </table:table-cell>
              <table:table-cell office:value-type="float" office:value="2641.71563234206">
                <text:p>2641.71563234206</text:p>
              </table:table-cell>
              <table:table-cell office:value-type="float" office:value="7736.33333333333">
                <text:p>7736.33333333333</text:p>
              </table:table-cell>
              <table:table-cell office:value-type="float" office:value="41108.3333333333">
                <text:p>41108.3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style:text-position="" fo:font-size="10.5pt" fo:font-style="normal" style:text-underline-style="none" fo:font-weight="normal" style:font-size-asian="10.5pt" style:font-style-asian="normal" style:font-weight-asian="normal" style:font-size-complex="10.5pt" style:font-style-complex="normal"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font-size="10.5pt" fo:font-style="normal" style:text-underline-style="none" fo:font-weight="normal" style:font-size-asian="10.5pt" style:font-style-asian="normal" style:font-weight-asian="normal" style:font-size-complex="10.5pt" style:font-style-complex="normal" style:font-weight-complex="normal"/>
    </style:style>
  </office:automatic-styles>
  <office:body>
    <office:spreadsheet>
      <table:table table:name="Sheet1" table:style-name="ta1">
        <table:table-column table:style-name="co1" table:number-columns-repeated="6" table:default-cell-style-name="Default"/>
        <table:table-row table:style-name="ro1">
          <table:table-cell table:style-name="ce3" office:value-type="string" calcext:value-type="string">
            <text:p>Size of VM = 1 G</text:p>
          </table:table-cell>
          <table:table-cell/>
          <table:table-cell table:style-name="ce3" office:value-type="string" calcext:value-type="string">
            <text:p># of Records</text:p>
          </table:table-cell>
          <table:table-cell table:style-name="ce3" office:value-type="string" calcext:value-type="string">
            <text:p>Average</text:p>
          </table:table-cell>
          <table:table-cell table:style-name="ce3" office:value-type="string" calcext:value-type="string">
            <text:p>95 percent</text:p>
          </table:table-cell>
          <table:table-cell table:style-name="ce3" office:value-type="string" calcext:value-type="string">
            <text:p>99 percent</text:p>
          </table:table-cell>
        </table:table-row>
        <table:table-row table:style-name="ro1">
          <table:table-cell table:style-name="ce3" office:value-type="string" calcext:value-type="string">
            <text:p>Workload A</text:p>
          </table:table-cell>
          <table:table-cell table:style-name="ce3" office:value-type="string" calcext:value-type="string">
            <text:p>Cleanup</text:p>
          </table:table-cell>
          <table:table-cell office:value-type="float" office:value="10000" calcext:value-type="float">
            <text:p>10000</text:p>
          </table:table-cell>
          <table:table-cell table:formula="of:=AVERAGE(0.5;0.5;0.25)" office:value-type="float" office:value="0.416666666666667" calcext:value-type="float">
            <text:p>0.4166666667</text:p>
          </table:table-cell>
          <table:table-cell table:formula="of:=(1+1+1)/3" office:value-type="float" office:value="1" calcext:value-type="float">
            <text:p>1</text:p>
          </table:table-cell>
          <table:table-cell table:formula="of:=(1+1+1)/3" office:value-type="float" office:value="1" calcext:value-type="float">
            <text:p>1</text:p>
          </table:table-cell>
        </table:table-row>
        <table:table-row table:style-name="ro2">
          <table:table-cell table:number-columns-repeated="2"/>
          <table:table-cell office:value-type="float" office:value="200000" calcext:value-type="float">
            <text:p>200000</text:p>
          </table:table-cell>
          <table:table-cell table:style-name="ce4" table:formula="of:=AVERAGE(0.5; 0.5; 0.75)" office:value-type="float" office:value="0.583333333333333" calcext:value-type="float">
            <text:p>0.5833333333</text:p>
          </table:table-cell>
          <table:table-cell table:formula="of:=AVERAGE(1; 1; 1)" office:value-type="float" office:value="1" calcext:value-type="float">
            <text:p>1</text:p>
          </table:table-cell>
          <table:table-cell table:formula="of:=AVERAGE(1; 1; 1)" office:value-type="float" office:value="1" calcext:value-type="float">
            <text:p>1</text:p>
          </table:table-cell>
        </table:table-row>
        <table:table-row table:style-name="ro1">
          <table:table-cell table:number-columns-repeated="2"/>
          <table:table-cell office:value-type="float" office:value="1000000" calcext:value-type="float">
            <text:p>1000000</text:p>
          </table:table-cell>
          <table:table-cell table:formula="of:=AVERAGE(0.25; 0.75; 0.5)" office:value-type="float" office:value="0.5" calcext:value-type="float">
            <text:p>0.5</text:p>
          </table:table-cell>
          <table:table-cell table:formula="of:=AVERAGE(1; 3; 1)" office:value-type="float" office:value="1.66666666666667" calcext:value-type="float">
            <text:p>1.6666666667</text:p>
          </table:table-cell>
          <table:table-cell table:formula="of:=AVERAGE(1; 3; 1)" office:value-type="float" office:value="1.66666666666667" calcext:value-type="float">
            <text:p>1.6666666667</text:p>
          </table:table-cell>
        </table:table-row>
        <table:table-row table:style-name="ro1">
          <table:table-cell table:number-columns-repeated="2"/>
          <table:table-cell office:value-type="float" office:value="10000000" calcext:value-type="float">
            <text:p>10000000</text:p>
          </table:table-cell>
          <table:table-cell table:formula="of:=AVERAGE(1.25; 0.75; 0.25)" office:value-type="float" office:value="0.75" calcext:value-type="float">
            <text:p>0.75</text:p>
          </table:table-cell>
          <table:table-cell table:formula="of:=AVERAGE(2; 2; 1)" office:value-type="float" office:value="1.66666666666667" calcext:value-type="float">
            <text:p>1.6666666667</text:p>
          </table:table-cell>
          <table:table-cell table:formula="of:=AVERAGE(2; 2; 1)" office:value-type="float" office:value="1.66666666666667" calcext:value-type="float">
            <text:p>1.666666666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6">00/00/0000</text:date>, <text:time style:data-style-name="N2" text:time-value="10:59:40.6588415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number-columns-repeated="6" table:default-cell-style-name="Default"/>
        <table:table-row table:style-name="ro1" table:number-rows-repeated="6">
          <table:table-cell table:number-columns-repeated="6"/>
        </table:table-row>
        <table:table-row table:style-name="ro1">
          <table:table-cell table:number-columns-repeated="2"/>
          <table:table-cell table:style-name="ce2" office:value-type="string" calcext:value-type="string">
            <text:p># of Records</text:p>
          </table:table-cell>
          <table:table-cell table:style-name="ce2" office:value-type="string" calcext:value-type="string">
            <text:p>Average</text:p>
          </table:table-cell>
          <table:table-cell table:style-name="ce2" office:value-type="string" calcext:value-type="string">
            <text:p>95 percent</text:p>
          </table:table-cell>
          <table:table-cell table:style-name="ce2" office:value-type="string" calcext:value-type="string">
            <text:p>99 percent</text:p>
          </table:table-cell>
        </table:table-row>
        <table:table-row table:style-name="ro1">
          <table:table-cell/>
          <table:table-cell table:style-name="ce2" office:value-type="string" calcext:value-type="string">
            <text:p>Read</text:p>
          </table:table-cell>
          <table:table-cell office:value-type="float" office:value="10000" calcext:value-type="float">
            <text:p>10000</text:p>
          </table:table-cell>
          <table:table-cell table:formula="of:=AVERAGE(813.567578319244;650.131305044035;650.131305044035)" office:value-type="float" office:value="704.610062802438" calcext:value-type="float">
            <text:p>704.6100628024</text:p>
          </table:table-cell>
          <table:table-cell table:formula="of:=AVERAGE(2235;1616;1363)" office:value-type="float" office:value="1738" calcext:value-type="float">
            <text:p>1738</text:p>
          </table:table-cell>
          <table:table-cell table:formula="of:=AVERAGE(12727;10575;10871)" office:value-type="float" office:value="11391" calcext:value-type="float">
            <text:p>11391</text:p>
          </table:table-cell>
        </table:table-row>
        <table:table-row table:style-name="ro1">
          <table:table-cell table:number-columns-repeated="2"/>
          <table:table-cell office:value-type="float" office:value="200000" calcext:value-type="float">
            <text:p>200000</text:p>
          </table:table-cell>
          <table:table-cell table:formula="of:=AVERAGE(3935.50582031639; 2777.94507917418; 2204.41406092395)" office:value-type="float" office:value="2972.62165347151" calcext:value-type="float">
            <text:p>2972.6216534715</text:p>
          </table:table-cell>
          <table:table-cell table:formula="of:=AVERAGE(18527; 12295; 9591)" office:value-type="float" office:value="13471" calcext:value-type="float">
            <text:p>13471</text:p>
          </table:table-cell>
          <table:table-cell table:formula="of:=AVERAGE(52223; 46399; 40671)" office:value-type="float" office:value="46431" calcext:value-type="float">
            <text:p>46431</text:p>
          </table:table-cell>
        </table:table-row>
        <table:table-row table:style-name="ro1">
          <table:table-cell table:number-columns-repeated="2"/>
          <table:table-cell office:value-type="float" office:value="1000000" calcext:value-type="float">
            <text:p>1000000</text:p>
          </table:table-cell>
          <table:table-cell table:formula="of:=AVERAGE(1869.4325893304; 1812.47345839154; 1813.8147926037)" office:value-type="float" office:value="1831.90694677521" calcext:value-type="float">
            <text:p>1831.9069467752</text:p>
          </table:table-cell>
          <table:table-cell table:formula="of:=AVERAGE(5603; 5499; 5447)" office:value-type="float" office:value="5516.33333333333" calcext:value-type="float">
            <text:p>5516.3333333333</text:p>
          </table:table-cell>
          <table:table-cell table:formula="of:=AVERAGE(33663; 37343;36351)" office:value-type="float" office:value="35785.6666666667" calcext:value-type="float">
            <text:p>35785.6666666667</text:p>
          </table:table-cell>
        </table:table-row>
        <table:table-row table:style-name="ro1">
          <table:table-cell table:number-columns-repeated="2"/>
          <table:table-cell office:value-type="float" office:value="10000000" calcext:value-type="float">
            <text:p>10000000</text:p>
          </table:table-cell>
          <table:table-cell table:formula="of:=AVERAGE(1937.4085129906; 1852.37927170868; 2138.73123620309)" office:value-type="float" office:value="1976.17300696746" calcext:value-type="float">
            <text:p>1976.1730069675</text:p>
          </table:table-cell>
          <table:table-cell table:formula="of:=AVERAGE(5867; 5579; 6487)" office:value-type="float" office:value="5977.66666666667" calcext:value-type="float">
            <text:p>5977.6666666667</text:p>
          </table:table-cell>
          <table:table-cell table:formula="of:=AVERAGE(34303; 34943; 43551)" office:value-type="float" office:value="37599" calcext:value-type="float">
            <text:p>3759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6">00/00/0000</text:date>, <text:time style:data-style-name="N2" text:time-value="11:00:21.8919136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number-columns-repeated="6" table:default-cell-style-name="Default"/>
        <table:table-row table:style-name="ro1" table:number-rows-repeated="11">
          <table:table-cell table:number-columns-repeated="6"/>
        </table:table-row>
        <table:table-row table:style-name="ro1">
          <table:table-cell table:number-columns-repeated="2"/>
          <table:table-cell table:style-name="ce2" office:value-type="string" calcext:value-type="string">
            <text:p># of Records</text:p>
          </table:table-cell>
          <table:table-cell table:style-name="ce2" office:value-type="string" calcext:value-type="string">
            <text:p>Average</text:p>
          </table:table-cell>
          <table:table-cell table:style-name="ce2" office:value-type="string" calcext:value-type="string">
            <text:p>95 percent</text:p>
          </table:table-cell>
          <table:table-cell table:style-name="ce2" office:value-type="string" calcext:value-type="string">
            <text:p>99 percent</text:p>
          </table:table-cell>
        </table:table-row>
        <table:table-row table:style-name="ro1">
          <table:table-cell/>
          <table:table-cell table:style-name="ce2" office:value-type="string" calcext:value-type="string">
            <text:p>Update</text:p>
          </table:table-cell>
          <table:table-cell office:value-type="float" office:value="10000" calcext:value-type="float">
            <text:p>10000</text:p>
          </table:table-cell>
          <table:table-cell table:formula="of:=AVERAGE(1282.46958270488;981.014388489209;1053.21782985227)" office:value-type="float" office:value="1105.56726701545" calcext:value-type="float">
            <text:p>1105.5672670155</text:p>
          </table:table-cell>
          <table:table-cell table:formula="of:=AVERAGE(4519;3703;3857)" office:value-type="float" office:value="4026.33333333333" calcext:value-type="float">
            <text:p>4026.3333333333</text:p>
          </table:table-cell>
          <table:table-cell table:formula="of:=AVERAGE(14671;12327;14295)" office:value-type="float" office:value="13764.3333333333" calcext:value-type="float">
            <text:p>13764.3333333333</text:p>
          </table:table-cell>
        </table:table-row>
        <table:table-row table:style-name="ro1">
          <table:table-cell table:number-columns-repeated="2"/>
          <table:table-cell office:value-type="float" office:value="200000" calcext:value-type="float">
            <text:p>200000</text:p>
          </table:table-cell>
          <table:table-cell table:formula="of:=AVERAGE(4496.55241732838; 3255.78297744961; 2784.02895102122)" office:value-type="float" office:value="3512.12144859974" calcext:value-type="float">
            <text:p>3512.1214485997</text:p>
          </table:table-cell>
          <table:table-cell table:formula="of:=AVERAGE(19967; 12975; 10967)" office:value-type="float" office:value="14636.3333333333" calcext:value-type="float">
            <text:p>14636.3333333333</text:p>
          </table:table-cell>
          <table:table-cell table:formula="of:=AVERAGE(52575; 48863; 40543)" office:value-type="float" office:value="47327" calcext:value-type="float">
            <text:p>47327</text:p>
          </table:table-cell>
        </table:table-row>
        <table:table-row table:style-name="ro1">
          <table:table-cell table:number-columns-repeated="2"/>
          <table:table-cell office:value-type="float" office:value="1000000" calcext:value-type="float">
            <text:p>1000000</text:p>
          </table:table-cell>
          <table:table-cell table:formula="of:=AVERAGE(2356.06144469977;2339.60372820204;  2353.40140070035)" office:value-type="float" office:value="2349.68885786739" calcext:value-type="float">
            <text:p>2349.6888578674</text:p>
          </table:table-cell>
          <table:table-cell table:formula="of:=AVERAGE(7027; 7263; 6739)" office:value-type="float" office:value="7009.66666666667" calcext:value-type="float">
            <text:p>7009.6666666667</text:p>
          </table:table-cell>
          <table:table-cell table:formula="of:=AVERAGE(35839; 36831; 38463)" office:value-type="float" office:value="37044.3333333333" calcext:value-type="float">
            <text:p>37044.3333333333</text:p>
          </table:table-cell>
        </table:table-row>
        <table:table-row table:style-name="ro1">
          <table:table-cell table:number-columns-repeated="2"/>
          <table:table-cell office:value-type="float" office:value="10000000" calcext:value-type="float">
            <text:p>10000000</text:p>
          </table:table-cell>
          <table:table-cell table:formula="of:=AVERAGE(2741.05291576674; 2529.60550458716; 2654.48847667229)" office:value-type="float" office:value="2641.71563234206" calcext:value-type="float">
            <text:p>2641.7156323421</text:p>
          </table:table-cell>
          <table:table-cell table:formula="of:=AVERAGE(7587; 7443; 8179)" office:value-type="float" office:value="7736.33333333333" calcext:value-type="float">
            <text:p>7736.3333333333</text:p>
          </table:table-cell>
          <table:table-cell table:formula="of:=AVERAGE(41215; 40831; 41279)" office:value-type="float" office:value="41108.3333333333" calcext:value-type="float">
            <text:p>41108.333333333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6">00/00/0000</text:date>, <text:time style:data-style-name="N2" text:time-value="11:01:35.756818721">00:00:00</text:time></text:p>
        </style:region-right>
      </style:header>
      <style:header-left style:display="false"/>
      <style:footer>
        <text:p>Page <text:page-number>1</text:page-number> / <text:page-count>99</text:page-count></text:p>
      </style:footer>
      <style:footer-left style:display="false"/>
    </style:master-page>
  </office:master-styles>
</office:document-styles>
</file>